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06e756" officeooo:paragraph-rsid="0006e756" style:font-size-asian="18pt" style:font-weight-asian="bold" style:font-size-complex="18pt" style:font-weight-complex="bold"/>
    </style:style>
    <style:style style:name="P2" style:family="paragraph" style:parent-style-name="Standard">
      <style:paragraph-properties fo:line-height="150%" fo:text-align="start" style:justify-single-word="false"/>
      <style:text-properties fo:font-size="12pt" fo:font-weight="normal" officeooo:rsid="001ebf14" officeooo:paragraph-rsid="001ebf14" style:font-size-asian="10.5pt" style:font-weight-asian="normal" style:font-size-complex="12pt" style:font-weight-complex="normal"/>
    </style:style>
    <style:style style:name="P3" style:family="paragraph" style:parent-style-name="Standard">
      <style:paragraph-properties fo:line-height="150%" fo:text-align="start" style:justify-single-word="false"/>
      <style:text-properties fo:font-size="12pt" fo:font-weight="normal" officeooo:rsid="0021b7b9" officeooo:paragraph-rsid="0021b7b9" style:font-size-asian="10.5pt" style:font-weight-asian="normal" style:font-size-complex="12pt" style:font-weight-complex="normal"/>
    </style:style>
    <style:style style:name="P4" style:family="paragraph" style:parent-style-name="Standard">
      <style:paragraph-properties fo:line-height="150%" fo:text-align="start" style:justify-single-word="false"/>
      <style:text-properties style:use-window-font-color="true" loext:opacity="0%" fo:font-size="12pt" fo:font-weight="normal" officeooo:rsid="00226364" officeooo:paragraph-rsid="00226364" fo:background-color="#ffff00" style:font-size-asian="10.5pt" style:font-weight-asian="normal" style:font-size-complex="12pt" style:font-weight-complex="normal"/>
    </style:style>
    <style:style style:name="P5" style:family="paragraph" style:parent-style-name="Standard" style:list-style-name="L1">
      <style:paragraph-properties fo:line-height="150%" fo:text-align="start" style:justify-single-word="false"/>
      <style:text-properties fo:font-size="12pt" fo:font-weight="normal" officeooo:rsid="00089a24" officeooo:paragraph-rsid="00089a24" style:font-size-asian="10.5pt" style:font-weight-asian="normal" style:font-size-complex="12pt" style:font-weight-complex="normal"/>
    </style:style>
    <style:style style:name="P6" style:family="paragraph" style:parent-style-name="Standard" style:list-style-name="L1">
      <style:paragraph-properties fo:line-height="150%" fo:text-align="start" style:justify-single-word="false"/>
      <style:text-properties fo:font-size="12pt" fo:font-weight="normal" officeooo:rsid="00089f52" officeooo:paragraph-rsid="00089f52" style:font-size-asian="10.5pt" style:font-weight-asian="normal" style:font-size-complex="12pt" style:font-weight-complex="normal"/>
    </style:style>
    <style:style style:name="P7" style:family="paragraph" style:parent-style-name="Standard" style:list-style-name="L1">
      <style:paragraph-properties fo:line-height="150%" fo:text-align="start" style:justify-single-word="false"/>
      <style:text-properties fo:font-size="12pt" fo:font-weight="normal" officeooo:rsid="000ab955" officeooo:paragraph-rsid="000ab955" style:font-size-asian="10.5pt" style:font-weight-asian="normal" style:font-size-complex="12pt" style:font-weight-complex="normal"/>
    </style:style>
    <style:style style:name="P8" style:family="paragraph" style:parent-style-name="Standard" style:list-style-name="L1">
      <style:paragraph-properties fo:line-height="150%" fo:text-align="start" style:justify-single-word="false"/>
      <style:text-properties fo:font-size="12pt" fo:font-weight="normal" officeooo:rsid="000b9db0" officeooo:paragraph-rsid="000b9db0" style:font-size-asian="10.5pt" style:font-weight-asian="normal" style:font-size-complex="12pt" style:font-weight-complex="normal"/>
    </style:style>
    <style:style style:name="P9" style:family="paragraph" style:parent-style-name="Standard" style:list-style-name="L1">
      <style:paragraph-properties fo:line-height="150%" fo:text-align="start" style:justify-single-word="false"/>
      <style:text-properties fo:font-size="12pt" fo:font-weight="normal" officeooo:rsid="000c6fa1" officeooo:paragraph-rsid="000c6fa1" style:font-size-asian="10.5pt" style:font-weight-asian="normal" style:font-size-complex="12pt" style:font-weight-complex="normal"/>
    </style:style>
    <style:style style:name="P10" style:family="paragraph" style:parent-style-name="Standard" style:list-style-name="L1">
      <style:paragraph-properties fo:line-height="150%" fo:text-align="start" style:justify-single-word="false"/>
      <style:text-properties fo:font-size="12pt" fo:font-weight="normal" officeooo:rsid="000fbb13" officeooo:paragraph-rsid="000fbb13" style:font-size-asian="10.5pt" style:font-weight-asian="normal" style:font-size-complex="12pt" style:font-weight-complex="normal"/>
    </style:style>
    <style:style style:name="P11" style:family="paragraph" style:parent-style-name="Standard" style:list-style-name="L1">
      <style:paragraph-properties fo:line-height="150%" fo:text-align="start" style:justify-single-word="false"/>
      <style:text-properties fo:font-size="12pt" fo:font-weight="normal" officeooo:rsid="0011a873" officeooo:paragraph-rsid="0011a873" style:font-size-asian="10.5pt" style:font-weight-asian="normal" style:font-size-complex="12pt" style:font-weight-complex="normal"/>
    </style:style>
    <style:style style:name="P12" style:family="paragraph" style:parent-style-name="Standard" style:list-style-name="L1">
      <style:paragraph-properties fo:line-height="150%" fo:text-align="start" style:justify-single-word="false"/>
      <style:text-properties fo:font-size="12pt" fo:font-weight="normal" officeooo:rsid="00132aa2" officeooo:paragraph-rsid="00132aa2" style:font-size-asian="10.5pt" style:font-weight-asian="normal" style:font-size-complex="12pt" style:font-weight-complex="normal"/>
    </style:style>
    <style:style style:name="P13" style:family="paragraph" style:parent-style-name="Standard" style:list-style-name="L1">
      <style:paragraph-properties fo:line-height="150%" fo:text-align="start" style:justify-single-word="false"/>
      <style:text-properties fo:font-size="12pt" fo:font-weight="normal" officeooo:rsid="001377fc" officeooo:paragraph-rsid="001377fc" style:font-size-asian="10.5pt" style:font-weight-asian="normal" style:font-size-complex="12pt" style:font-weight-complex="normal"/>
    </style:style>
    <style:style style:name="P14" style:family="paragraph" style:parent-style-name="Standard" style:list-style-name="L1">
      <style:paragraph-properties fo:line-height="150%" fo:text-align="start" style:justify-single-word="false"/>
      <style:text-properties fo:font-size="12pt" fo:font-weight="normal" officeooo:rsid="00147e40" officeooo:paragraph-rsid="00147e40" style:font-size-asian="10.5pt" style:font-weight-asian="normal" style:font-size-complex="12pt" style:font-weight-complex="normal"/>
    </style:style>
    <style:style style:name="P15" style:family="paragraph" style:parent-style-name="Standard" style:list-style-name="L1">
      <style:paragraph-properties fo:line-height="150%" fo:text-align="start" style:justify-single-word="false"/>
      <style:text-properties fo:font-size="12pt" fo:font-weight="normal" officeooo:rsid="0014f338" officeooo:paragraph-rsid="0014f338" style:font-size-asian="10.5pt" style:font-weight-asian="normal" style:font-size-complex="12pt" style:font-weight-complex="normal"/>
    </style:style>
    <style:style style:name="P16" style:family="paragraph" style:parent-style-name="Standard" style:list-style-name="L1">
      <style:paragraph-properties fo:line-height="150%" fo:text-align="start" style:justify-single-word="false"/>
      <style:text-properties fo:font-size="12pt" fo:font-weight="normal" officeooo:rsid="0015859a" officeooo:paragraph-rsid="0015859a" style:font-size-asian="10.5pt" style:font-weight-asian="normal" style:font-size-complex="12pt" style:font-weight-complex="normal"/>
    </style:style>
    <style:style style:name="P17" style:family="paragraph" style:parent-style-name="Standard" style:list-style-name="L1">
      <style:paragraph-properties fo:line-height="150%" fo:text-align="start" style:justify-single-word="false"/>
      <style:text-properties fo:font-size="12pt" fo:font-weight="normal" officeooo:rsid="001782ec" officeooo:paragraph-rsid="001782ec" style:font-size-asian="10.5pt" style:font-weight-asian="normal" style:font-size-complex="12pt" style:font-weight-complex="normal"/>
    </style:style>
    <style:style style:name="P18" style:family="paragraph" style:parent-style-name="Standard" style:list-style-name="L1">
      <style:paragraph-properties fo:line-height="150%" fo:text-align="start" style:justify-single-word="false"/>
      <style:text-properties fo:font-size="12pt" fo:font-weight="normal" officeooo:rsid="0018f2a5" officeooo:paragraph-rsid="0018f2a5" style:font-size-asian="10.5pt" style:font-weight-asian="normal" style:font-size-complex="12pt" style:font-weight-complex="normal"/>
    </style:style>
    <style:style style:name="P19" style:family="paragraph" style:parent-style-name="Standard" style:list-style-name="L1">
      <style:paragraph-properties fo:line-height="150%" fo:text-align="start" style:justify-single-word="false"/>
      <style:text-properties fo:font-size="12pt" fo:font-weight="normal" officeooo:rsid="001b0d14" officeooo:paragraph-rsid="001b0d14" style:font-size-asian="10.5pt" style:font-weight-asian="normal" style:font-size-complex="12pt" style:font-weight-complex="normal"/>
    </style:style>
    <style:style style:name="P20" style:family="paragraph" style:parent-style-name="Standard" style:list-style-name="L1">
      <style:paragraph-properties fo:line-height="150%" fo:text-align="start" style:justify-single-word="false"/>
      <style:text-properties fo:font-size="12pt" fo:font-weight="normal" officeooo:rsid="001ce27d" officeooo:paragraph-rsid="001ce27d" style:font-size-asian="10.5pt" style:font-weight-asian="normal" style:font-size-complex="12pt" style:font-weight-complex="normal"/>
    </style:style>
    <style:style style:name="P21" style:family="paragraph" style:parent-style-name="Standard" style:list-style-name="L1">
      <style:paragraph-properties fo:line-height="150%" fo:text-align="start" style:justify-single-word="false"/>
      <style:text-properties fo:font-size="12pt" fo:font-weight="normal" officeooo:rsid="0020e0d0" officeooo:paragraph-rsid="0020e0d0" style:font-size-asian="10.5pt" style:font-weight-asian="normal" style:font-size-complex="12pt" style:font-weight-complex="normal"/>
    </style:style>
    <style:style style:name="P22" style:family="paragraph" style:parent-style-name="Standard" style:list-style-name="L1">
      <style:paragraph-properties fo:line-height="150%" fo:text-align="start" style:justify-single-word="false"/>
      <style:text-properties fo:font-size="12pt" fo:font-weight="normal" officeooo:rsid="001ebf14" officeooo:paragraph-rsid="001ebf14" style:font-size-asian="10.5pt" style:font-weight-asian="normal" style:font-size-complex="12pt" style:font-weight-complex="normal"/>
    </style:style>
    <style:style style:name="P23" style:family="paragraph" style:parent-style-name="Standard" style:list-style-name="L1">
      <style:paragraph-properties fo:line-height="150%" fo:text-align="start" style:justify-single-word="false"/>
      <style:text-properties fo:font-size="12pt" fo:font-weight="normal" officeooo:rsid="0021b7b9" officeooo:paragraph-rsid="0021b7b9" style:font-size-asian="10.5pt" style:font-weight-asian="normal" style:font-size-complex="12pt" style:font-weight-complex="normal"/>
    </style:style>
    <style:style style:name="P24" style:family="paragraph" style:parent-style-name="Standard" style:list-style-name="L2">
      <style:paragraph-properties fo:line-height="150%" fo:text-align="start" style:justify-single-word="false"/>
      <style:text-properties style:use-window-font-color="true" loext:opacity="0%" fo:font-size="12pt" fo:font-weight="normal" officeooo:rsid="00245a6e" officeooo:paragraph-rsid="00245a6e" fo:background-color="#ffffff" style:font-size-asian="10.5pt" style:font-weight-asian="normal" style:font-size-complex="12pt" style:font-weight-complex="normal"/>
    </style:style>
    <style:style style:name="P25" style:family="paragraph" style:parent-style-name="Standard" style:list-style-name="L2">
      <style:paragraph-properties fo:line-height="150%" fo:text-align="start" style:justify-single-word="false"/>
      <style:text-properties style:use-window-font-color="true" loext:opacity="0%" fo:font-size="12pt" fo:font-weight="normal" officeooo:rsid="00257b41" officeooo:paragraph-rsid="00257b41" fo:background-color="#ffffff" style:font-size-asian="10.5pt" style:font-weight-asian="normal" style:font-size-complex="12pt" style:font-weight-complex="normal"/>
    </style:style>
    <style:style style:name="P26" style:family="paragraph" style:parent-style-name="Standard" style:list-style-name="L2">
      <style:paragraph-properties fo:line-height="150%" fo:text-align="start" style:justify-single-word="false"/>
      <style:text-properties style:use-window-font-color="true" loext:opacity="0%" fo:font-size="12pt" fo:font-weight="normal" officeooo:rsid="00268dbe" officeooo:paragraph-rsid="00268dbe" fo:background-color="#ffffff" style:font-size-asian="10.5pt" style:font-weight-asian="normal" style:font-size-complex="12pt" style:font-weight-complex="normal"/>
    </style:style>
    <style:style style:name="P27" style:family="paragraph" style:parent-style-name="Standard" style:list-style-name="L2">
      <style:paragraph-properties fo:line-height="150%" fo:text-align="start" style:justify-single-word="false"/>
      <style:text-properties style:use-window-font-color="true" loext:opacity="0%" fo:font-size="12pt" fo:font-weight="normal" officeooo:rsid="00280b8d" officeooo:paragraph-rsid="00280b8d" fo:background-color="#ffffff" style:font-size-asian="10.5pt" style:font-weight-asian="normal" style:font-size-complex="12pt" style:font-weight-complex="normal"/>
    </style:style>
    <style:style style:name="P28" style:family="paragraph" style:parent-style-name="Standard" style:list-style-name="L2">
      <style:paragraph-properties fo:line-height="150%" fo:text-align="start" style:justify-single-word="false"/>
      <style:text-properties style:use-window-font-color="true" loext:opacity="0%" fo:font-size="12pt" fo:font-weight="normal" officeooo:rsid="0028f79f" officeooo:paragraph-rsid="0028f79f" fo:background-color="#ffffff" style:font-size-asian="10.5pt" style:font-weight-asian="normal" style:font-size-complex="12pt" style:font-weight-complex="normal"/>
    </style:style>
    <style:style style:name="P29" style:family="paragraph" style:parent-style-name="Standard" style:list-style-name="L2">
      <style:paragraph-properties fo:line-height="150%" fo:text-align="start" style:justify-single-word="false"/>
      <style:text-properties style:use-window-font-color="true" loext:opacity="0%" fo:font-size="12pt" fo:font-weight="normal" officeooo:rsid="0028f79f" officeooo:paragraph-rsid="0028f79f" fo:background-color="#ffff00" style:font-size-asian="10.5pt" style:font-weight-asian="normal" style:font-size-complex="12pt" style:font-weight-complex="normal"/>
    </style:style>
    <style:style style:name="T1" style:family="text">
      <style:text-properties officeooo:rsid="0009bc40"/>
    </style:style>
    <style:style style:name="T2" style:family="text">
      <style:text-properties officeooo:rsid="000c6fa1"/>
    </style:style>
    <style:style style:name="T3" style:family="text">
      <style:text-properties officeooo:rsid="000e0097"/>
    </style:style>
    <style:style style:name="T4" style:family="text">
      <style:text-properties officeooo:rsid="00116984"/>
    </style:style>
    <style:style style:name="T5" style:family="text">
      <style:text-properties officeooo:rsid="0011a873"/>
    </style:style>
    <style:style style:name="T6" style:family="text">
      <style:text-properties officeooo:rsid="00132aa2"/>
    </style:style>
    <style:style style:name="T7" style:family="text">
      <style:text-properties officeooo:rsid="0013ee45"/>
    </style:style>
    <style:style style:name="T8" style:family="text">
      <style:text-properties officeooo:rsid="00173659"/>
    </style:style>
    <style:style style:name="T9" style:family="text">
      <style:text-properties officeooo:rsid="001782ec"/>
    </style:style>
    <style:style style:name="T10" style:family="text">
      <style:text-properties officeooo:rsid="001a5c4a"/>
    </style:style>
    <style:style style:name="T11" style:family="text">
      <style:text-properties officeooo:rsid="001c225a"/>
    </style:style>
    <style:style style:name="T12" style:family="text">
      <style:text-properties officeooo:rsid="001fc851"/>
    </style:style>
    <style:style style:name="T13" style:family="text">
      <style:text-properties officeooo:rsid="00268dbe"/>
    </style:style>
    <style:style style:name="T14" style:family="text">
      <style:text-properties officeooo:rsid="00276d84"/>
    </style:style>
    <style:style style:name="T15" style:family="text">
      <style:text-properties officeooo:rsid="00280b8d"/>
    </style:style>
    <style:style style:name="T16" style:family="text">
      <style:text-properties officeooo:rsid="0028f79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on Training – Tuning</text:p>
      <text:p text:style-name="P1"/>
      <text:list text:style-name="L1">
        <text:list-item>
          <text:p text:style-name="P5">Training on the base model with some of Chopin’s tracks to test the behavior of the model</text:p>
          <text:list>
            <text:list-item>
              <text:p text:style-name="P6">model sounds too robotic and out of tune, <text:span text:style-name="T1">but the loss at 100 epochs remains high (~3.1)</text:span></text:p>
            </text:list-item>
          </text:list>
        </text:list-item>
        <text:list-item>
          <text:p text:style-name="P7">Trying sequence length tuning to find the best (based on 100 epoch runs) based on less loss</text:p>
          <text:list>
            <text:list-item>
              <text:p text:style-name="P8">best at sequence length=10, but the sound is repeated again and again, more sequence length maybe takes more time to learn but should sound better. <text:span text:style-name="T2">It learns a specific pattern that’s why loss decreases.</text:span></text:p>
            </text:list-item>
          </text:list>
        </text:list-item>
        <text:list-item>
          <text:p text:style-name="P9">Trying to pick not based on argmax’s output but keep 3 candidate next notes/chords and random pick one<text:span text:style-name="T3">.</text:span></text:p>
          <text:list>
            <text:list-item>
              <text:p text:style-name="P10">Seems to create some kind of style to the music, far from Chopin’s. </text:p>
            </text:list-item>
          </text:list>
        </text:list-item>
        <text:list-item>
          <text:p text:style-name="P10">Trying the above random pick with <text:span text:style-name="T4">sequence length=10 </text:span><text:span text:style-name="T5">for more epochs</text:span></text:p>
          <text:list>
            <text:list-item>
              <text:p text:style-name="P11">loss dropped further, but again the sequence produced seems very similar not a nice flowing rhythm.</text:p>
            </text:list-item>
          </text:list>
        </text:list-item>
        <text:list-item>
          <text:p text:style-name="P11">Trying the random pick <text:span text:style-name="T6">(3) </text:span>but now increase the sequence length and the epochs to see if model can learn a more varying sequence.</text:p>
          <text:list>
            <text:list-item>
              <text:p text:style-name="P12">At 25 sequence length we have again many same repeated notes, loss is low (0.9...)</text:p>
            </text:list-item>
            <text:list-item>
              <text:p text:style-name="P12">At 50 sequence length we have a bit of better variety of notes but the sound incompatible, the loss remains still high (2,…)</text:p>
            </text:list-item>
          </text:list>
        </text:list-item>
        <text:list-item>
          <text:p text:style-name="P13">Adding a score that computes the number of unique notes/chords of the predicted output to the total prediction output. The higher the score the more variety the produced track should have. The variety does not mean that the notes played fit the total pattern. <text:span text:style-name="T7">Staying at 50 sequence length and try to push the model further with more epochs.</text:span></text:p>
          <text:list>
            <text:list-item>
              <text:p text:style-name="P14">Session on server interrupted managed to keep only model ckpt that gave a score of 0.5. From observation the model took ~600 epochs to drop below 1.0 loss. The learning process is too slow. The track produced had a better flow but the notes were off, maybe due to random picking the 3 most probable.</text:p>
            </text:list-item>
          </text:list>
        </text:list-item>
        <text:list-item>
          <text:p text:style-name="P14">Due to the slow learning process the initial model is modified, removing the dropout completely to see if we can speed up the process. </text:p>
          <text:list>
            <text:list-item>
              <text:p text:style-name="P15">The removal of dropout makes the training run a lot faster and at 400 epochs reached ~0.04 values. Again the produced sequences do not match and we have repeating patterns. Now that the training process speed up a longer sequence can be used.</text:p>
            </text:list-item>
          </text:list>
        </text:list-item>
        <text:list-item>
          <text:p text:style-name="P15">Trying longer sequence of 75 and 100 length</text:p>
          <text:list>
            <text:list-item>
              <text:p text:style-name="P16"><text:soft-page-break/>length 100 is too much for the model to learn from. On the other hand length 75 performed better even from length 50 as it reached (at same epochs 400) loss 0.0045 instead of 0.045 and it sounded better.</text:p>
            </text:list-item>
          </text:list>
        </text:list-item>
        <text:list-item>
          <text:p text:style-name="P16">Proceeding with <text:span text:style-name="T9">different </text:span>sequence length<text:span text:style-name="T9">s</text:span> and <text:span text:style-name="T8">tune/search</text:span> the number of notes the model can pick randomly from.</text:p>
          <text:list>
            <text:list-item>
              <text:p text:style-name="P17">From tests the one with sequence length 7 and random pick from 7 best gave the higher score of note variation and a low loss (test id 23). Nevertheless the produced output is not so good.</text:p>
            </text:list-item>
          </text:list>
        </text:list-item>
        <text:list-item>
          <text:p text:style-name="P18">Trying a different music dataset to ensure that data are not the problem <text:span text:style-name="T10">(test ids 25, 26, 27)</text:span></text:p>
          <text:list>
            <text:list-item>
              <text:p text:style-name="P19">music sounds pretty much the same regarding note coherence although in general the problem of same note repeating again and again is m<text:span text:style-name="T11">oderated.</text:span></text:p>
            </text:list-item>
          </text:list>
        </text:list-item>
        <text:list-item>
          <text:p text:style-name="P20">Last tests on source dataset altering the random notes picked and also the sequence length</text:p>
          <text:list>
            <text:list-item>
              <text:p text:style-name="P21">a melody started to appear perhaps due to the simpler nature of the tracks of the original dataset</text:p>
            </text:list-item>
          </text:list>
        </text:list-item>
      </text:list>
      <text:p text:style-name="P2"/>
      <text:p text:style-name="P2"/>
      <text:list text:continue-numbering="true" text:style-name="L1">
        <text:list-item>
          <text:p text:style-name="P22">Proceeding with Bidirectional LSTM trials to see if the notes’ sequence can be better <text:span text:style-name="T12">(chopin data restored, source model has dropout value 0.5)</text:span></text:p>
          <text:list>
            <text:list-item>
              <text:p text:style-name="P23">the bidirectional does not seem to make any difference, more tests needed</text:p>
            </text:list-item>
          </text:list>
        </text:list-item>
      </text:list>
      <text:p text:style-name="P3"/>
      <text:p text:style-name="P4">Note: By now best test is 7</text:p>
      <text:p text:style-name="P4"/>
      <text:list text:style-name="L2">
        <text:list-item>
          <text:p text:style-name="P24">Tested again a setup similar to test id 7 (base model) and proceed with comparison for LSTM and Bidirectional LSTM. More specifically it seems that we need a smaller sequence length (it makes sense for complex structures such as classical music)</text:p>
          <text:list>
            <text:list-item>
              <text:p text:style-name="P25">simple LSTM for sequence length 10 <text:span text:style-name="T14">dropout 0.5</text:span></text:p>
              <text:list>
                <text:list-item>
                  <text:p text:style-name="P25">random pick 3 good but not enough should be more melodic</text:p>
                </text:list-item>
                <text:list-item>
                  <text:p text:style-name="P25">random pick 1 melody starts to form but we have same notes repeating again and again</text:p>
                </text:list-item>
                <text:list-item>
                  <text:p text:style-name="P25">random pick 5 <text:span text:style-name="T13">no coherence</text:span></text:p>
                </text:list-item>
                <text:list-item>
                  <text:p text:style-name="P26">random pick 2 <text:span text:style-name="T15">there are bad notes generating weird that with random pick 3 it’s better</text:span></text:p>
                </text:list-item>
              </text:list>
            </text:list-item>
            <text:list-item>
              <text:p text:style-name="P27">simple LSTM for sequence length 10 dropout 0.7</text:p>
              <text:list>
                <text:list-item>
                  <text:p text:style-name="P27">random pick 3 <text:span text:style-name="T16">not so coherent</text:span></text:p>
                </text:list-item>
                <text:list-item>
                  <text:p text:style-name="P29"><text:soft-page-break/>random pick 1 starts pretty good but gets stuck to the same notes (this is due to not dropping the loss to minimum possible but it seems to be the way)</text:p>
                </text:list-item>
                <text:list-item>
                  <text:p text:style-name="P28">random pick 2 not so coherent</text:p>
                </text:list-item>
                <text:list-item>
                  <text:p text:style-name="P28">random pick 5 not so coherent </text:p>
                </text:list-item>
              </text:list>
            </text:list-item>
            <text:list-item>
              <text:p text:style-name="P28">Bidirectional LSTM for sequence length 10 dropout 0.5</text:p>
              <text:list>
                <text:list-item>
                  <text:p text:style-name="P28">random pick 3</text:p>
                </text:list-item>
                <text:list-item>
                  <text:p text:style-name="P28">random pick 2</text:p>
                </text:list-item>
                <text:list-item>
                  <text:p text:style-name="P28">random pick 1</text:p>
                </text:list-item>
                <text:list-item>
                  <text:p text:style-name="P28">random pick 5</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7:04:45.928779338</meta:creation-date>
    <dc:date>2024-05-21T18:44:41.049924555</dc:date>
    <meta:editing-duration>PT4H2M49S</meta:editing-duration>
    <meta:editing-cycles>35</meta:editing-cycles>
    <meta:generator>LibreOffice/7.6.6.3$Linux_X86_64 LibreOffice_project/60$Build-3</meta:generator>
    <meta:document-statistic meta:table-count="0" meta:image-count="0" meta:object-count="0" meta:page-count="3" meta:paragraph-count="43" meta:word-count="821" meta:character-count="4375" meta:non-whitespace-character-count="3634"/>
  </office:meta>
</office:document-meta>
</file>